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loext:graphic-properties draw:fill="none" draw:fill-color="#ffffff"/>
      <style:text-properties fo:font-size="2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6.649cm" svg:height="1.352cm" svg:x="11.9cm" svg:y="9.848cm">
          <draw:text-box>
            <text:p text:style-name="P1"><text:span text:style-name="T1">HICOLM x.x.x</text:span></text:p>
          </draw:text-box>
        </draw:frame>
        <draw:line draw:style-name="gr2" draw:text-style-name="P3" draw:layer="layout" svg:x1="15cm" svg:y1="12.9cm" svg:x2="8.5cm" svg:y2="12.9cm">
          <text:p/>
        </draw:line>
        <draw:frame draw:style-name="gr3" draw:text-style-name="P4" draw:layer="layout" svg:width="6.9cm" svg:height="1.1cm" svg:x="8.3cm" svg:y="11.9cm">
          <draw:text-box>
            <text:p>New method or theory</text:p>
          </draw:text-box>
        </draw:frame>
        <draw:line draw:style-name="gr4" draw:text-style-name="P3" draw:layer="layout" svg:x1="15cm" svg:y1="12.9cm" svg:x2="16.3cm" svg:y2="11.1cm">
          <text:p/>
        </draw:line>
        <draw:line draw:style-name="gr2" draw:text-style-name="P3" draw:layer="layout" svg:x1="15cm" svg:y1="8.2cm" svg:x2="6.4cm" svg:y2="8.2cm">
          <text:p/>
        </draw:line>
        <draw:frame draw:style-name="gr5" draw:text-style-name="P4" draw:layer="layout" svg:width="9.1cm" svg:height="1.673cm" svg:x="6.1cm" svg:y="7.2cm">
          <draw:text-box>
            <text:p>Severe changes and bug fixes</text:p>
          </draw:text-box>
        </draw:frame>
        <draw:line draw:style-name="gr4" draw:text-style-name="P3" draw:layer="layout" svg:x1="15cm" svg:y1="8.2cm" svg:x2="17.2cm" svg:y2="10.1cm">
          <text:p/>
        </draw:line>
        <draw:line draw:style-name="gr2" draw:text-style-name="P3" draw:layer="layout" svg:x1="24.1cm" svg:y1="12.9cm" svg:x2="19.6cm" svg:y2="12.9cm">
          <text:p/>
        </draw:line>
        <draw:frame draw:style-name="gr3" draw:text-style-name="P4" draw:layer="layout" svg:width="4.6cm" svg:height="1.1cm" svg:x="19.7cm" svg:y="11.9cm">
          <draw:text-box>
            <text:p>Only bug fixes</text:p>
          </draw:text-box>
        </draw:frame>
        <draw:line draw:style-name="gr4" draw:text-style-name="P3" draw:layer="layout" svg:x1="19.6cm" svg:y1="12.9cm" svg:x2="18.1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07:32:07.268167294</meta:creation-date>
    <dc:date>2019-12-03T09:18:40.406728637</dc:date>
    <meta:editing-duration>PT6M10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